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798cm" fo:min-width="8.009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798cm" fo:min-width="9.406cm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2.798cm" fo:min-width="8.009cm"/>
      <style:paragraph-properties style:writing-mode="lr-tb"/>
    </style:style>
    <style:style style:name="gr4" style:family="graphic" style:parent-style-name="standard">
      <style:graphic-properties draw:fill-color="#ffaa95" draw:textarea-horizontal-align="justify" draw:textarea-vertical-align="middle" draw:auto-grow-height="false" fo:min-height="9.719cm" fo:min-width="12.074cm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2.798cm" fo:min-width="10.168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" style:family="graphic" style:parent-style-name="standard">
      <style:graphic-properties draw:fill-color="#f6f9d4" draw:textarea-horizontal-align="justify" draw:textarea-vertical-align="middle" draw:auto-grow-height="false" fo:min-height="2.544cm" fo:min-width="17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798cm" fo:min-width="5.199cm"/>
      <style:paragraph-properties style:writing-mode="lr-tb"/>
    </style:style>
    <style:style style:name="gr13" style:family="graphic" style:parent-style-name="standard">
      <style:graphic-properties draw:fill-color="#afd095" draw:textarea-horizontal-align="justify" draw:textarea-vertical-align="middle" draw:auto-grow-height="false" fo:min-height="2.798cm" fo:min-width="5.342cm"/>
      <style:paragraph-properties style:writing-mode="lr-tb"/>
    </style:style>
    <style:style style:name="gr14" style:family="graphic" style:parent-style-name="standard">
      <style:graphic-properties draw:fill-color="#ffaa95" draw:textarea-horizontal-align="justify" draw:textarea-vertical-align="middle" draw:auto-grow-height="false" fo:min-height="9.27cm" fo:min-width="12.074cm"/>
    </style:style>
    <style:style style:name="gr15" style:family="graphic" style:parent-style-name="standard">
      <style:graphic-properties draw:stroke="none" svg:stroke-color="#000000" draw:fill="none" draw:fill-color="#ffffff" fo:min-height="1.042cm"/>
      <style:paragraph-properties style:writing-mode="lr-tb"/>
    </style:style>
    <style:style style:name="gr16" style:family="graphic" style:parent-style-name="standard">
      <style:graphic-properties draw:fill-color="#ffb66c" draw:textarea-horizontal-align="justify" draw:textarea-vertical-align="middle" draw:auto-grow-height="false" fo:min-height="2.798cm" fo:min-width="5.453cm"/>
      <style:paragraph-properties style:writing-mode="lr-tb"/>
    </style:style>
    <style:style style:name="gr17" style:family="graphic" style:parent-style-name="standard">
      <style:graphic-properties draw:fill-color="#ec9ba4" draw:textarea-horizontal-align="justify" draw:textarea-vertical-align="middle" draw:auto-grow-height="false" fo:min-height="1.637cm" fo:min-width="4.7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6f9d4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fb66c"/>
      <style:paragraph-properties fo:text-align="center"/>
    </style:style>
    <style:style style:name="P9" style:family="paragraph">
      <loext:graphic-properties draw:fill-color="#ec9ba4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09cm" svg:height="3.048cm" svg:x="1.397cm" svg:y="5.448cm">
          <text:p text:style-name="P1">Static XML Doc Sour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3.048cm" svg:x="5.572cm" svg:y="25.13cm">
          <text:p text:style-name="P1">Output Docum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09cm" svg:height="3.048cm" svg:x="10.652cm" svg:y="5.318cm">
          <text:p text:style-name="P1">DocTypeHand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7.78cm" svg:height="14.097cm" svg:x="1.635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0.668cm" svg:height="3.048cm" svg:x="2.651cm" svg:y="15.351cm">
          <text:p text:style-name="P1">DocBase model</text:p>
          <text:p text:style-name="P1">(java representation of XML)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18cm" svg:y1="8.493cm" svg:x2="7.604cm" svg:y2="15.351cm">
          <text:p/>
        </draw:line>
        <draw:frame draw:style-name="gr7" draw:text-style-name="P6" draw:layer="layout" svg:width="3.889cm" svg:height="0.962cm" svg:x="5.318cm" svg:y="13.065cm">
          <draw:text-box draw:corner-radius="3.175cm">
            <text:p>1. tranforms</text:p>
          </draw:text-box>
        </draw:frame>
        <draw:line draw:style-name="gr6" draw:text-style-name="P5" draw:layer="layout" svg:x1="14.843cm" svg:y1="8.366cm" svg:x2="10.906cm" svg:y2="15.351cm">
          <text:p/>
        </draw:line>
        <draw:frame draw:style-name="gr7" draw:text-style-name="P6" draw:layer="layout" svg:width="2.72cm" svg:height="0.962cm" svg:x="11.033cm" svg:y="13.119cm">
          <draw:text-box>
            <text:p>2. apply</text:p>
          </draw:text-box>
        </draw:frame>
        <draw:line draw:style-name="gr8" draw:text-style-name="P5" draw:layer="layout" svg:x1="8.366cm" svg:y1="18.272cm" svg:x2="10.271cm" svg:y2="25.13cm">
          <text:p/>
        </draw:line>
        <draw:frame draw:style-name="gr9" draw:text-style-name="P6" draw:layer="layout" svg:width="4.826cm" svg:height="1.016cm" svg:x="7.731cm" svg:y="19.923cm">
          <draw:text-box>
            <text:p>produces</text:p>
          </draw:text-box>
        </draw:frame>
        <draw:custom-shape draw:style-name="gr10" draw:text-style-name="P7" draw:layer="layout" svg:width="17.907cm" svg:height="2.794cm" svg:x="1.381cm" svg:y="1.254cm">
          <text:p text:style-name="P1"><text:span text:style-name="T1">Basic Doc Pipeline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969cm" svg:height="1.673cm" svg:x="6.715cm" svg:y="10.376cm">
          <draw:text-box>
            <text:p>SimpleDocFacade</text:p>
          </draw:text-box>
        </draw:frame>
      </draw:page>
      <draw:page draw:name="page2" draw:style-name="dp1" draw:master-page-name="Default">
        <draw:custom-shape draw:style-name="gr12" draw:text-style-name="P2" draw:layer="layout" svg:width="5.699cm" svg:height="3.048cm" svg:x="1.397cm" svg:y="5.448cm">
          <text:p text:style-name="P1">FreeMarker</text:p>
          <text:p text:style-name="P1">Doc</text:p>
          <text:p text:style-name="P1">Templa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3.048cm" svg:x="5.445cm" svg:y="23.479cm">
          <text:p text:style-name="P1">Output Document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842cm" svg:height="3.048cm" svg:x="13.827cm" svg:y="5.445cm">
          <text:p text:style-name="P1">DocTypeHand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7.78cm" svg:height="13.462cm" svg:x="1.635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7.907cm" svg:height="2.794cm" svg:x="1.381cm" svg:y="1.254cm">
          <text:p text:style-name="P1"><text:span text:style-name="T1">Dynamic Doc Pipeline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5cm" svg:height="1.292cm" svg:x="7.604cm" svg:y="9.995cm">
          <draw:text-box>
            <text:p>ProcessDocFacade</text:p>
          </draw:text-box>
        </draw:frame>
        <draw:custom-shape draw:style-name="gr16" draw:text-style-name="P8" draw:layer="layout" svg:width="5.953cm" svg:height="3.048cm" svg:x="7.477cm" svg:y="5.445cm">
          <text:p text:style-name="P1">Data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7.493cm" svg:height="2.667cm" svg:x="3.794cm" svg:y="11.922cm">
          <text:p text:style-name="P1">DocProcess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7.493cm" svg:height="2.667cm" svg:x="11.033cm" svg:y="16.367cm">
          <text:p text:style-name="P1">DocHandlerFac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.699cm" svg:height="3.048cm" svg:x="3.302cm" svg:y="16.24cm">
          <text:p text:style-name="P1">Static</text:p>
          <text:p text:style-name="P1">XML Doc</text:p>
          <text:p text:style-name="P1">Source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4.302cm" svg:y1="8.493cm" svg:x2="7.477cm" svg:y2="11.922cm">
          <text:p/>
        </draw:line>
        <draw:line draw:style-name="gr8" draw:text-style-name="P5" draw:layer="layout" svg:x1="10.652cm" svg:y1="8.493cm" svg:x2="7.477cm" svg:y2="11.922cm">
          <text:p/>
        </draw:line>
        <draw:line draw:style-name="gr8" draw:text-style-name="P5" draw:layer="layout" svg:x1="7.477cm" svg:y1="14.589cm" svg:x2="6.461cm" svg:y2="16.24cm">
          <text:p/>
        </draw:line>
        <draw:line draw:style-name="gr8" draw:text-style-name="P5" draw:layer="layout" svg:x1="9.001cm" svg:y1="17.637cm" svg:x2="11.033cm" svg:y2="17.637cm">
          <text:p/>
        </draw:line>
        <draw:line draw:style-name="gr8" draw:text-style-name="P5" draw:layer="layout" svg:x1="16.875cm" svg:y1="8.493cm" svg:x2="14.97cm" svg:y2="16.367cm">
          <text:p/>
        </draw:line>
        <draw:line draw:style-name="gr8" draw:text-style-name="P5" draw:layer="layout" svg:x1="14.716cm" svg:y1="19.034cm" svg:x2="10.906cm" svg:y2="23.47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08:46:17.466594056</meta:creation-date>
    <dc:date>2021-02-23T09:28:39.194526393</dc:date>
    <meta:editing-duration>PT8M37S</meta:editing-duration>
    <meta:editing-cycles>2</meta:editing-cycles>
    <meta:generator>LibreOffice/6.4.6.2$Linux_X86_64 LibreOffice_project/40$Build-2</meta:generator>
    <meta:document-statistic meta:object-count="29"/>
  </office:meta>
</office:document-meta>
</file>